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666" officeooo:paragraph-rsid="001cc666"/>
    </style:style>
    <style:style style:name="P2" style:family="paragraph" style:parent-style-name="Standard">
      <style:text-properties officeooo:rsid="001e834b" officeooo:paragraph-rsid="001f6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ject Name : Vouch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6:37:41.274809487</meta:creation-date>
    <dc:date>2015-04-04T16:38:28.184788347</dc:date>
    <meta:editing-duration>PT1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4" meta:character-count="22" meta:non-whitespace-character-count="17"/>
  </office:meta>
</office:document-meta>
</file>